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</style:style>
    <style:style style:name="T36" style:parent-style-name="Fuentedepárrafopredeter." style:family="text">
      <style:text-properties style:font-name="Cambria" style:font-name-complex="Calibri" fo:font-style="italic" style:font-style-asian="italic" fo:color="#000000" fo:font-size="15pt" style:font-size-asian="15pt"/>
    </style:style>
    <style:style style:name="T3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40" style:parent-style-name="Fuentedepárrafopredeter." style:family="text">
      <style:text-properties style:font-name="Cambria" fo:font-size="15pt" style:font-size-asian="15pt" style:font-size-complex="15pt"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47" style:parent-style-name="Fuentedepárrafopredeter." style:family="text">
      <style:text-properties style:font-name="Cambria" fo:font-size="15pt" style:font-size-asian="15pt" style:font-size-complex="15pt" fo:language="es" fo:country="MX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style:font-name="Cambria" fo:font-size="15pt" style:font-size-asian="15pt" style:font-size-complex="15pt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  <style:text-properties style:font-name="Cambria" fo:font-size="15pt" style:font-size-asian="15pt" style:font-size-complex="15pt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  <style:text-properties style:font-name="Cambria" fo:font-size="15pt" style:font-size-asian="15pt" style:font-size-complex="15pt"/>
    </style:style>
    <style:style style:name="TableRow66" style:family="table-row">
      <style:table-row-properties style:row-height="0.5437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style:font-name="Cambria" fo:font-size="15pt" style:font-size-asian="15pt" style:font-size-complex="15pt" fo:language="es" fo:country="MX"/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  <style:text-properties style:font-name="Cambria" fo:font-size="15pt" style:font-size-asian="15pt" style:font-size-complex="15pt"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  <style:text-properties style:font-name="Cambria" fo:font-size="15pt" style:font-size-asian="15pt" style:font-size-complex="15pt"/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  <style:text-properties style:font-name="Cambria" fo:font-size="15pt" style:font-size-asian="15pt" style:font-size-complex="15pt"/>
    </style:style>
    <style:style style:name="TableRow90" style:family="table-row">
      <style:table-row-properties style:row-height="0.6208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TableRow97" style:family="table-row">
      <style:table-row-properties style:row-height="0.5in"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P102" style:parent-style-name="Standard" style:family="paragraph">
      <style:text-properties style:font-name="Calibri" fo:color="#000000" fo:font-size="26pt" style:font-size-asian="26pt"/>
    </style:style>
    <style:style style:name="P103" style:parent-style-name="Standard" style:family="paragraph">
      <style:text-properties style:font-name="Arial" style:font-name-complex="Arial" fo:language="es" fo:country="MX"/>
    </style:style>
    <style:style style:name="P104" style:parent-style-name="Standard" style:family="paragraph">
      <style:text-properties style:font-name="Arial" style:font-name-complex="Arial" fo:language="es" fo:country="MX"/>
    </style:style>
    <style:style style:name="P105" style:parent-style-name="Standard" style:family="paragraph">
      <style:text-properties style:font-name="Arial" style:font-name-complex="Arial" fo:language="es" fo:country="MX"/>
    </style:style>
    <style:style style:name="P106" style:parent-style-name="Standard" style:family="paragraph">
      <style:text-properties style:font-name="Arial" style:font-name-complex="Arial" fo:language="es" fo:country="MX"/>
    </style:style>
    <style:style style:name="P107" style:parent-style-name="Standard" style:family="paragraph">
      <style:text-properties style:font-name="Arial" style:font-name-complex="Arial" fo:language="es" fo:country="MX"/>
    </style:style>
    <style:style style:name="P108" style:parent-style-name="Standard" style:family="paragraph">
      <style:text-properties style:font-name="Arial" style:font-name-complex="Arial" fo:language="es" fo:country="MX"/>
    </style:style>
    <style:style style:name="P109" style:parent-style-name="Standard" style:family="paragraph">
      <style:text-properties style:font-name="Arial" style:font-name-complex="Arial" fo:language="es" fo:country="MX"/>
    </style:style>
    <style:style style:name="P110" style:parent-style-name="Standard" style:family="paragraph">
      <style:text-properties style:font-name="Arial" style:font-name-complex="Arial" fo:language="es" fo:country="MX"/>
    </style:style>
    <style:style style:name="P111" style:parent-style-name="Standard" style:family="paragraph">
      <style:text-properties style:font-name="Arial" style:font-name-complex="Arial" fo:language="es" fo:country="MX"/>
    </style:style>
    <style:style style:name="P112" style:parent-style-name="Standard" style:family="paragraph">
      <style:text-properties style:font-name="Arial" style:font-name-complex="Arial" fo:language="es" fo:country="MX"/>
    </style:style>
    <style:style style:name="P113" style:parent-style-name="Standard" style:family="paragraph">
      <style:text-properties style:font-name="Arial" style:font-name-complex="Arial" fo:language="es" fo:country="MX"/>
    </style:style>
    <style:style style:name="P114" style:parent-style-name="Standard" style:family="paragraph">
      <style:text-properties style:font-name="Arial" style:font-name-complex="Arial" fo:language="es" fo:country="MX"/>
    </style:style>
    <style:style style:name="P115" style:parent-style-name="Standard" style:family="paragraph">
      <style:text-properties style:font-name="Arial" style:font-name-complex="Arial" fo:language="es" fo:country="MX"/>
    </style:style>
    <style:style style:name="P116" style:parent-style-name="Standard" style:family="paragraph">
      <style:text-properties style:font-name="Arial" style:font-name-complex="Arial" fo:language="es" fo:country="MX"/>
    </style:style>
    <style:style style:name="P117" style:parent-style-name="Standard" style:family="paragraph">
      <style:text-properties style:font-name="Arial" style:font-name-complex="Arial" fo:language="es" fo:country="MX"/>
    </style:style>
    <style:style style:name="P118" style:parent-style-name="Standard" style:family="paragraph">
      <style:text-properties style:font-name="Arial" style:font-name-complex="Arial" fo:language="es" fo:country="MX"/>
    </style:style>
    <style:style style:name="P119" style:parent-style-name="Standard" style:family="paragraph">
      <style:text-properties style:font-name="Arial" style:font-name-complex="Arial" fo:language="es" fo:country="MX"/>
    </style:style>
    <style:style style:name="P120" style:parent-style-name="Standard" style:family="paragraph">
      <style:text-properties style:font-name="Arial" style:font-name-complex="Arial" fo:language="es" fo:country="MX"/>
    </style:style>
    <style:style style:name="P121" style:parent-style-name="Standard" style:family="paragraph">
      <style:text-properties style:font-name="Arial" style:font-name-complex="Arial" fo:language="es" fo:country="MX"/>
    </style:style>
    <style:style style:name="P122" style:parent-style-name="Standard" style:family="paragraph">
      <style:text-properties style:font-name="Arial" style:font-name-complex="Arial" fo:language="es" fo:country="MX"/>
    </style:style>
    <style:style style:name="P123" style:parent-style-name="Standard" style:family="paragraph">
      <style:text-properties style:font-name="Arial" style:font-name-complex="Arial" fo:language="es" fo:country="MX"/>
    </style:style>
    <style:style style:name="P124" style:parent-style-name="Standard" style:family="paragraph">
      <style:text-properties style:font-name="Arial" style:font-name-complex="Arial" fo:language="es" fo:country="MX"/>
    </style:style>
    <style:style style:name="P125" style:parent-style-name="Standard" style:family="paragraph">
      <style:text-properties style:font-name="Arial" style:font-name-complex="Arial" fo:language="es" fo:country="MX"/>
    </style:style>
    <style:style style:name="P126" style:parent-style-name="Standard" style:family="paragraph">
      <style:text-properties style:font-name="Arial" style:font-name-complex="Arial" fo:language="es" fo:country="MX"/>
    </style:style>
    <style:style style:name="P127" style:parent-style-name="Standard" style:family="paragraph">
      <style:text-properties style:font-name="Arial" style:font-name-complex="Arial" fo:language="es" fo:country="MX"/>
    </style:style>
    <style:style style:name="P128" style:parent-style-name="Standard" style:family="paragraph">
      <style:text-properties style:font-name="Arial" style:font-name-complex="Arial" fo:language="es" fo:country="MX"/>
    </style:style>
    <style:style style:name="P129" style:parent-style-name="Standard" style:family="paragraph">
      <style:text-properties style:font-name="Arial" style:font-name-complex="Arial" fo:language="es" fo:country="MX"/>
    </style:style>
    <style:style style:name="P130" style:parent-style-name="Standard" style:family="paragraph">
      <style:text-properties style:font-name="Arial" style:font-name-complex="Arial" fo:language="es" fo:country="MX"/>
    </style:style>
    <style:style style:name="P131" style:parent-style-name="Standard" style:family="paragraph">
      <style:text-properties style:font-name="Arial" style:font-name-complex="Arial" fo:language="es" fo:country="MX"/>
    </style:style>
    <style:style style:name="P132" style:parent-style-name="Standard" style:family="paragraph">
      <style:text-properties style:font-name="Arial" style:font-name-complex="Arial" fo:language="es" fo:country="MX"/>
    </style:style>
    <style:style style:name="P133" style:parent-style-name="Standard" style:family="paragraph">
      <style:text-properties style:font-name="Arial" style:font-name-complex="Arial" fo:language="es" fo:country="MX"/>
    </style:style>
    <style:style style:name="P134" style:parent-style-name="Standard" style:family="paragraph">
      <style:text-properties style:font-name="Arial" style:font-name-complex="Arial" fo:language="es" fo:country="MX"/>
    </style:style>
    <style:style style:name="P135" style:parent-style-name="Standard" style:family="paragraph">
      <style:text-properties style:font-name="Arial" style:font-name-complex="Arial" fo:language="es" fo:country="MX"/>
    </style:style>
    <style:style style:name="P136" style:parent-style-name="Standard" style:family="paragraph">
      <style:text-properties style:font-name="Arial" style:font-name-complex="Arial" fo:language="es" fo:country="MX"/>
    </style:style>
    <style:style style:name="P137" style:parent-style-name="Standard" style:family="paragraph">
      <style:text-properties style:font-name="Arial" style:font-name-complex="Arial" fo:language="es" fo:country="MX"/>
    </style:style>
    <style:style style:name="P138" style:parent-style-name="Standard" style:family="paragraph">
      <style:text-properties style:font-name="Arial" style:font-name-complex="Arial" fo:language="es" fo:country="MX"/>
    </style:style>
    <style:style style:name="P139" style:parent-style-name="Standard" style:family="paragraph">
      <style:text-properties style:font-name="Arial" style:font-name-complex="Arial" fo:language="es" fo:country="MX"/>
    </style:style>
    <style:style style:name="P140" style:parent-style-name="Standard" style:family="paragraph">
      <style:text-properties style:font-name="Arial" style:font-name-complex="Arial" fo:language="es" fo:country="MX"/>
    </style:style>
    <style:style style:name="P141" style:parent-style-name="Standard" style:family="paragraph">
      <style:text-properties style:font-name="Arial" style:font-name-complex="Arial" fo:language="es" fo:country="MX"/>
    </style:style>
    <style:style style:name="P142" style:parent-style-name="Standard" style:family="paragraph">
      <style:text-properties style:font-name="Arial" style:font-name-complex="Arial" fo:language="es" fo:country="MX"/>
    </style:style>
    <style:style style:name="P143" style:parent-style-name="Standard" style:family="paragraph">
      <style:text-properties style:font-name="Arial" style:font-name-complex="Arial" fo:language="es" fo:country="MX"/>
    </style:style>
    <style:style style:name="P144" style:parent-style-name="Standard" style:family="paragraph">
      <style:text-properties style:font-name="Arial" style:font-name-complex="Arial" fo:language="es" fo:country="MX"/>
    </style:style>
    <style:style style:name="P145" style:parent-style-name="Standard" style:family="paragraph">
      <style:text-properties style:font-name="Arial" style:font-name-complex="Arial" fo:language="es" fo:country="MX"/>
    </style:style>
    <style:style style:name="P146" style:parent-style-name="Standard" style:family="paragraph">
      <style:text-properties style:font-name="Arial" style:font-name-complex="Arial" fo:language="es" fo:country="MX"/>
    </style:style>
    <style:style style:name="P147" style:parent-style-name="Standard" style:family="paragraph">
      <style:text-properties style:font-name="Arial" style:font-name-complex="Arial" fo:language="es" fo:country="MX"/>
    </style:style>
    <style:style style:name="P148" style:parent-style-name="Standard" style:family="paragraph">
      <style:text-properties style:font-name="Arial" style:font-name-complex="Arial" fo:language="es" fo:country="MX"/>
    </style:style>
    <style:style style:name="P149" style:parent-style-name="Standard" style:family="paragraph">
      <style:text-properties style:font-name="Arial" style:font-name-complex="Arial" fo:language="es" fo:country="MX"/>
    </style:style>
    <style:style style:name="P150" style:parent-style-name="Standard" style:family="paragraph">
      <style:text-properties style:font-name="Arial" style:font-name-complex="Arial" fo:language="es" fo:country="MX"/>
    </style:style>
    <style:style style:name="P151" style:parent-style-name="Standard" style:family="paragraph">
      <style:text-properties style:font-name="Arial" style:font-name-complex="Arial" fo:language="es" fo:country="MX"/>
    </style:style>
    <style:style style:name="P152" style:parent-style-name="Standard" style:family="paragraph">
      <style:text-properties style:font-name="Arial" style:font-name-complex="Arial" fo:language="es" fo:country="MX"/>
    </style:style>
    <style:style style:name="P153" style:parent-style-name="Standard" style:family="paragraph">
      <style:text-properties style:font-name="Arial" style:font-name-complex="Arial" fo:language="es" fo:country="MX"/>
    </style:style>
    <style:style style:name="P154" style:parent-style-name="Standard" style:family="paragraph">
      <style:text-properties style:font-name="Arial" style:font-name-complex="Arial" fo:language="es" fo:country="MX"/>
    </style:style>
    <style:style style:name="P155" style:parent-style-name="Standard" style:family="paragraph">
      <style:text-properties style:font-name="Arial" style:font-name-complex="Arial" fo:language="es" fo:country="MX"/>
    </style:style>
    <style:style style:name="P156" style:parent-style-name="Standard" style:family="paragraph">
      <style:text-properties style:font-name="Arial" style:font-name-complex="Arial" fo:language="es" fo:country="MX"/>
    </style:style>
    <style:style style:name="P157" style:parent-style-name="Standard" style:family="paragraph">
      <style:text-properties style:font-name="Arial" style:font-name-complex="Arial" fo:language="es" fo:country="MX"/>
    </style:style>
    <style:style style:name="P158" style:parent-style-name="Standard" style:family="paragraph">
      <style:text-properties style:font-name="Arial" style:font-name-complex="Arial" fo:language="es" fo:country="MX"/>
    </style:style>
    <style:style style:name="P159" style:parent-style-name="Standard" style:family="paragraph">
      <style:text-properties style:font-name="Arial" style:font-name-complex="Arial" fo:language="es" fo:country="MX"/>
    </style:style>
    <style:style style:name="P160" style:parent-style-name="Standard" style:family="paragraph">
      <style:text-properties style:font-name="Arial" style:font-name-complex="Arial" fo:language="es" fo:country="MX"/>
    </style:style>
    <style:style style:name="P161" style:parent-style-name="Standard" style:family="paragraph">
      <style:text-properties style:font-name="Arial" style:font-name-complex="Arial" fo:language="es" fo:country="MX"/>
    </style:style>
    <style:style style:name="P162" style:parent-style-name="Standard" style:family="paragraph">
      <style:text-properties style:font-name="Arial" style:font-name-complex="Arial" fo:language="es" fo:country="MX"/>
    </style:style>
    <style:style style:name="P163" style:parent-style-name="Standard" style:family="paragraph">
      <style:text-properties style:font-name="Arial" style:font-name-complex="Arial" fo:language="es" fo:country="MX"/>
    </style:style>
    <style:style style:name="P164" style:parent-style-name="Standard" style:family="paragraph">
      <style:text-properties style:font-name="Arial" style:font-name-complex="Arial" fo:language="es" fo:country="MX"/>
    </style:style>
    <style:style style:name="P165" style:parent-style-name="Standard" style:family="paragraph">
      <style:text-properties style:font-name="Arial" style:font-name-complex="Arial" fo:language="es" fo:country="MX"/>
    </style:style>
    <style:style style:name="P166" style:parent-style-name="Standard" style:family="paragraph">
      <style:text-properties style:font-name="Arial" style:font-name-complex="Arial" fo:language="es" fo:country="MX"/>
    </style:style>
    <style:style style:name="P167" style:parent-style-name="Standard" style:family="paragraph">
      <style:text-properties style:font-name="Arial" style:font-name-complex="Arial" fo:language="es" fo:country="MX"/>
    </style:style>
    <style:style style:name="P168" style:parent-style-name="Standard" style:family="paragraph">
      <style:text-properties style:font-name="Arial" style:font-name-complex="Arial" fo:language="es" fo:country="MX"/>
    </style:style>
    <style:style style:name="P169" style:parent-style-name="Standard" style:family="paragraph">
      <style:text-properties style:font-name="Arial" style:font-name-complex="Arial" fo:language="es" fo:country="MX"/>
    </style:style>
    <style:style style:name="P170" style:parent-style-name="Standard" style:family="paragraph">
      <style:text-properties style:font-name="Arial" style:font-name-complex="Arial" fo:language="es" fo:country="MX"/>
    </style:style>
    <style:style style:name="P171" style:parent-style-name="Standard" style:family="paragraph">
      <style:text-properties style:font-name="Arial" style:font-name-complex="Arial" fo:language="es" fo:country="MX"/>
    </style:style>
    <style:style style:name="P172" style:parent-style-name="Standard" style:family="paragraph">
      <style:text-properties style:font-name="Arial" style:font-name-complex="Arial" fo:language="es" fo:country="MX"/>
    </style:style>
    <style:style style:name="P173" style:parent-style-name="Standard" style:family="paragraph">
      <style:text-properties style:font-name="Arial" style:font-name-complex="Arial" fo:language="es" fo:country="MX"/>
    </style:style>
    <style:style style:name="P174" style:parent-style-name="Standard" style:family="paragraph">
      <style:text-properties style:font-name="Arial" style:font-name-complex="Arial" fo:language="es" fo:country="MX"/>
    </style:style>
    <style:style style:name="P175" style:parent-style-name="Standard" style:family="paragraph">
      <style:text-properties style:font-name="Arial" style:font-name-complex="Arial" fo:language="es" fo:country="MX"/>
    </style:style>
    <style:style style:name="P176" style:parent-style-name="Standard" style:family="paragraph">
      <style:text-properties style:font-name="Arial" style:font-name-complex="Arial" fo:language="es" fo:country="MX"/>
    </style:style>
    <style:style style:name="P177" style:parent-style-name="Standard" style:family="paragraph">
      <style:text-properties style:font-name="Arial" style:font-name-complex="Arial" fo:language="es" fo:country="MX"/>
    </style:style>
    <style:style style:name="P178" style:parent-style-name="Standard" style:family="paragraph">
      <style:text-properties style:font-name="Arial" style:font-name-complex="Arial" fo:language="es" fo:country="MX"/>
    </style:style>
    <style:style style:name="P179" style:parent-style-name="Standard" style:family="paragraph">
      <style:text-properties style:font-name="Arial" style:font-name-complex="Arial" fo:language="es" fo:country="MX"/>
    </style:style>
    <style:style style:name="P180" style:parent-style-name="Standard" style:family="paragraph">
      <style:text-properties style:font-name="Arial" style:font-name-complex="Arial" fo:language="es" fo:country="MX"/>
    </style:style>
    <style:style style:name="T181" style:parent-style-name="Fuentedepárrafopredeter." style:family="text">
      <style:text-properties style:font-name="Arial" style:font-name-complex="Arial" fo:language="es" fo:country="MX"/>
    </style:style>
    <style:style style:name="T182" style:parent-style-name="Fuentedepárrafopredeter." style:family="text">
      <style:text-properties style:font-name="Arial" style:font-name-complex="Arial" fo:language="es" fo:country="MX"/>
    </style:style>
    <style:style style:name="T183" style:parent-style-name="Ref.decomentario" style:family="text">
      <style:text-properties style:font-name-complex="Mangal"/>
    </style:style>
    <style:style style:name="T184" style:parent-style-name="Fuentedepárrafopredeter." style:family="text">
      <style:text-properties style:font-name="Arial" style:font-name-complex="Arial" fo:language="es" fo:country="MX"/>
    </style:style>
    <style:style style:name="P185" style:parent-style-name="Standard" style:family="paragraph">
      <style:text-properties style:font-name="Arial" style:font-name-complex="Arial" fo:language="es" fo:country="MX"/>
    </style:style>
    <style:style style:name="P186" style:parent-style-name="Standard" style:family="paragraph">
      <style:text-properties style:font-name="Arial" style:font-name-complex="Arial" fo:language="es" fo:country="MX"/>
    </style:style>
    <style:style style:name="P187" style:parent-style-name="Standard" style:family="paragraph">
      <style:text-properties style:font-name="Arial" style:font-name-complex="Arial" fo:language="es" fo:country="MX"/>
    </style:style>
    <style:style style:name="P188" style:parent-style-name="Standard" style:family="paragraph">
      <style:text-properties style:font-name="Arial" style:font-name-complex="Arial" fo:language="es" fo:country="MX"/>
    </style:style>
    <style:style style:name="P189" style:parent-style-name="Standard" style:family="paragraph">
      <style:text-properties style:font-name="Arial" style:font-name-complex="Arial" fo:language="es" fo:country="MX"/>
    </style:style>
    <style:style style:name="P190" style:parent-style-name="Standard" style:family="paragraph">
      <style:text-properties style:font-name="Arial" style:font-name-complex="Arial" fo:language="es" fo:country="MX"/>
    </style:style>
    <style:style style:name="P191" style:parent-style-name="Standard" style:family="paragraph">
      <style:text-properties style:font-name="Arial" style:font-name-complex="Arial" fo:language="es" fo:country="MX"/>
    </style:style>
    <style:style style:name="P192" style:parent-style-name="Standard" style:family="paragraph">
      <style:text-properties style:font-name="Arial" style:font-name-complex="Arial" fo:language="es" fo:country="MX"/>
    </style:style>
    <style:style style:name="P193" style:parent-style-name="Standard" style:family="paragraph">
      <style:text-properties style:font-name="Arial" style:font-name-complex="Arial" fo:language="es" fo:country="MX"/>
    </style:style>
    <style:style style:name="P194" style:parent-style-name="Standard" style:family="paragraph">
      <style:text-properties style:font-name="Arial" style:font-name-complex="Arial" fo:language="es" fo:country="MX"/>
    </style:style>
    <style:style style:name="P195" style:parent-style-name="Standard" style:family="paragraph">
      <style:text-properties style:font-name="Arial" style:font-name-complex="Arial" fo:language="es" fo:country="MX"/>
    </style:style>
    <style:style style:name="P196" style:parent-style-name="Standard" style:family="paragraph">
      <style:text-properties style:font-name="Arial" style:font-name-complex="Arial" fo:language="es" fo:country="MX"/>
    </style:style>
    <style:style style:name="P197" style:parent-style-name="Standard" style:family="paragraph">
      <style:text-properties style:font-name="Arial" style:font-name-complex="Arial" fo:language="es" fo:country="MX"/>
    </style:style>
    <style:style style:name="P198" style:parent-style-name="Standard" style:family="paragraph">
      <style:text-properties style:font-name="Arial" style:font-name-complex="Arial" fo:language="es" fo:country="MX"/>
    </style:style>
    <style:style style:name="P199" style:parent-style-name="Standard" style:family="paragraph">
      <style:text-properties style:font-name="Arial" style:font-name-complex="Arial" fo:language="es" fo:country="MX"/>
    </style:style>
    <style:style style:name="P200" style:parent-style-name="Standard" style:family="paragraph">
      <style:text-properties style:font-name="Arial" style:font-name-complex="Arial" fo:language="es" fo:country="MX"/>
    </style:style>
    <style:style style:name="P201" style:parent-style-name="Standard" style:family="paragraph">
      <style:text-properties style:font-name="Arial" style:font-name-complex="Arial" fo:language="es" fo:country="MX"/>
    </style:style>
    <style:style style:name="P202" style:parent-style-name="Standard" style:family="paragraph">
      <style:text-properties style:font-name="Arial" style:font-name-complex="Arial" fo:language="es" fo:country="MX"/>
    </style:style>
    <style:style style:name="P203" style:parent-style-name="Standard" style:family="paragraph">
      <style:text-properties style:font-name="Arial" style:font-name-complex="Arial" fo:language="es" fo:country="MX"/>
    </style:style>
    <style:style style:name="P204" style:parent-style-name="Standard" style:family="paragraph">
      <style:text-properties style:font-name="Arial" style:font-name-complex="Arial" fo:language="es" fo:country="MX"/>
    </style:style>
    <style:style style:name="P205" style:parent-style-name="Standard" style:family="paragraph">
      <style:text-properties style:font-name="Arial" style:font-name-complex="Arial" fo:language="es" fo:country="MX"/>
    </style:style>
    <style:style style:name="P206" style:parent-style-name="Standard" style:family="paragraph">
      <style:text-properties style:font-name="Arial" style:font-name-complex="Arial" fo:language="es" fo:country="MX"/>
    </style:style>
    <style:style style:name="P207" style:parent-style-name="Standard" style:family="paragraph">
      <style:text-properties style:font-name="Arial" style:font-name-complex="Arial" fo:language="es" fo:country="MX"/>
    </style:style>
    <style:style style:name="P208" style:parent-style-name="Standard" style:family="paragraph">
      <style:text-properties style:font-name="Arial" style:font-name-complex="Arial" fo:language="es" fo:country="MX"/>
    </style:style>
    <style:style style:name="P209" style:parent-style-name="Standard" style:family="paragraph">
      <style:text-properties style:font-name="Arial" style:font-name-complex="Arial" fo:language="es" fo:country="MX"/>
    </style:style>
    <style:style style:name="P210" style:parent-style-name="Standard" style:family="paragraph">
      <style:text-properties style:font-name="Arial" style:font-name-complex="Arial" fo:language="es" fo:country="MX"/>
    </style:style>
    <style:style style:name="P211" style:parent-style-name="Standard" style:family="paragraph">
      <style:text-properties style:font-name="Arial" style:font-name-complex="Arial" fo:language="es" fo:country="MX"/>
    </style:style>
    <style:style style:name="P212" style:parent-style-name="Standard" style:family="paragraph">
      <style:text-properties style:font-name="Arial" style:font-name-complex="Arial" fo:language="es" fo:country="MX"/>
    </style:style>
    <style:style style:name="P213" style:parent-style-name="Standard" style:family="paragraph">
      <style:text-properties style:font-name="Arial" style:font-name-complex="Arial" fo:language="es" fo:country="MX"/>
    </style:style>
    <style:style style:name="P214" style:parent-style-name="Standard" style:family="paragraph">
      <style:text-properties style:font-name="Arial" style:font-name-complex="Arial" fo:language="es" fo:country="MX"/>
    </style:style>
    <style:style style:name="P215" style:parent-style-name="Standard" style:family="paragraph">
      <style:text-properties style:font-name="Arial" style:font-name-complex="Arial" fo:language="es" fo:country="MX"/>
    </style:style>
    <style:style style:name="P216" style:parent-style-name="Standard" style:family="paragraph">
      <style:text-properties style:font-name="Arial" style:font-name-complex="Arial" fo:language="es" fo:country="MX"/>
    </style:style>
    <style:style style:name="P217" style:parent-style-name="Standard" style:family="paragraph">
      <style:text-properties style:font-name="Arial" style:font-name-complex="Arial" fo:language="es" fo:country="MX"/>
    </style:style>
    <style:style style:name="P218" style:parent-style-name="Standard" style:family="paragraph">
      <style:text-properties style:font-name="Arial" style:font-name-complex="Arial" fo:language="es" fo:country="MX"/>
    </style:style>
    <style:style style:name="P219" style:parent-style-name="Standard" style:family="paragraph">
      <style:text-properties style:font-name="Arial" style:font-name-complex="Arial" fo:language="es" fo:country="MX"/>
    </style:style>
    <style:style style:name="P220" style:parent-style-name="Standard" style:family="paragraph">
      <style:text-properties style:font-name="Arial" style:font-name-complex="Arial" fo:language="es" fo:country="MX"/>
    </style:style>
    <style:style style:name="P221" style:parent-style-name="Standard" style:family="paragraph">
      <style:text-properties style:font-name="Arial" style:font-name-complex="Arial" fo:language="es" fo:country="MX"/>
    </style:style>
    <style:style style:name="P222" style:parent-style-name="Standard" style:family="paragraph">
      <style:text-properties style:font-name="Arial" style:font-name-complex="Arial" fo:language="es" fo:country="MX"/>
    </style:style>
    <style:style style:name="P223" style:parent-style-name="Standard" style:family="paragraph">
      <style:text-properties style:font-name="Arial" style:font-name-complex="Arial" fo:language="es" fo:country="MX"/>
    </style:style>
    <style:style style:name="P224" style:parent-style-name="Standard" style:family="paragraph">
      <style:text-properties style:font-name="Arial" style:font-name-complex="Arial" fo:language="es" fo:country="MX"/>
    </style:style>
    <style:style style:name="P225" style:parent-style-name="Standard" style:family="paragraph">
      <style:text-properties style:font-name="Arial" style:font-name-complex="Arial" fo:language="es" fo:country="MX"/>
    </style:style>
    <style:style style:name="P226" style:parent-style-name="Standard" style:family="paragraph">
      <style:text-properties style:font-name="Arial" style:font-name-complex="Arial" fo:language="es" fo:country="MX"/>
    </style:style>
    <style:style style:name="P227" style:parent-style-name="Standard" style:family="paragraph">
      <style:text-properties style:font-name="Arial" style:font-name-complex="Arial" fo:language="es" fo:country="MX"/>
    </style:style>
    <style:style style:name="P228" style:parent-style-name="Standard" style:family="paragraph">
      <style:text-properties style:font-name="Arial" style:font-name-complex="Arial" fo:language="es" fo:country="MX"/>
    </style:style>
    <style:style style:name="P229" style:parent-style-name="Standard" style:family="paragraph">
      <style:text-properties style:font-name="Arial" style:font-name-complex="Arial" fo:language="es" fo:country="MX"/>
    </style:style>
    <style:style style:name="P230" style:parent-style-name="Standard" style:family="paragraph">
      <style:text-properties style:font-name="Arial" style:font-name-complex="Arial" fo:language="es" fo:country="MX"/>
    </style:style>
    <style:style style:name="P231" style:parent-style-name="Standard" style:family="paragraph">
      <style:text-properties style:font-name="Arial" style:font-name-complex="Arial" fo:language="es" fo:country="MX"/>
    </style:style>
    <style:style style:name="P232" style:parent-style-name="Standard" style:family="paragraph">
      <style:text-properties style:font-name="Arial" style:font-name-complex="Arial" fo:language="es" fo:country="MX"/>
    </style:style>
    <style:style style:name="P233" style:parent-style-name="Standard" style:family="paragraph">
      <style:text-properties style:font-name="Arial" style:font-name-complex="Arial" fo:language="es" fo:country="MX"/>
    </style:style>
    <style:style style:name="P234" style:parent-style-name="Standard" style:family="paragraph">
      <style:text-properties style:font-name="Arial" style:font-name-complex="Arial" fo:language="es" fo:country="MX"/>
    </style:style>
    <style:style style:name="P235" style:parent-style-name="Standard" style:family="paragraph">
      <style:text-properties style:font-name="Arial" style:font-name-complex="Arial" fo:language="es" fo:country="MX"/>
    </style:style>
    <style:style style:name="P236" style:parent-style-name="Standard" style:family="paragraph">
      <style:text-properties style:font-name="Arial" style:font-name-complex="Arial" fo:language="es" fo:country="MX"/>
    </style:style>
    <style:style style:name="P237" style:parent-style-name="Standard" style:family="paragraph">
      <style:text-properties style:font-name="Arial" style:font-name-complex="Arial" fo:language="es" fo:country="MX"/>
    </style:style>
    <style:style style:name="P238" style:parent-style-name="Standard" style:family="paragraph">
      <style:text-properties style:font-name="Arial" style:font-name-complex="Arial" fo:language="es" fo:country="MX"/>
    </style:style>
    <style:style style:name="P239" style:parent-style-name="Standard" style:family="paragraph">
      <style:text-properties style:font-name="Arial" style:font-name-complex="Arial" fo:language="es" fo:country="MX"/>
    </style:style>
    <style:style style:name="P240" style:parent-style-name="Standard" style:family="paragraph">
      <style:text-properties style:font-name="Arial" style:font-name-complex="Arial" fo:language="es" fo:country="MX"/>
    </style:style>
    <style:style style:name="P241" style:parent-style-name="Standard" style:family="paragraph">
      <style:text-properties style:font-name="Arial" style:font-name-complex="Arial" fo:language="es" fo:country="MX"/>
    </style:style>
    <style:style style:name="P242" style:parent-style-name="Standard" style:family="paragraph">
      <style:text-properties style:font-name="Arial" style:font-name-complex="Arial" fo:language="es" fo:country="MX"/>
    </style:style>
    <style:style style:name="P243" style:parent-style-name="Standard" style:family="paragraph">
      <style:text-properties style:font-name="Arial" style:font-name-complex="Arial" fo:language="es" fo:country="MX"/>
    </style:style>
    <style:style style:name="P244" style:parent-style-name="Standard" style:family="paragraph">
      <style:text-properties style:font-name="Arial" style:font-name-complex="Arial" fo:language="es" fo:country="MX"/>
    </style:style>
    <style:style style:name="P245" style:parent-style-name="Standard" style:family="paragraph">
      <style:text-properties style:font-name="Arial" style:font-name-complex="Arial" fo:language="es" fo:country="MX"/>
    </style:style>
    <style:style style:name="P246" style:parent-style-name="Standard" style:family="paragraph">
      <style:text-properties style:font-name="Arial" style:font-name-complex="Arial" fo:language="es" fo:country="MX"/>
    </style:style>
    <style:style style:name="P247" style:parent-style-name="Standard" style:family="paragraph">
      <style:text-properties style:font-name="Arial" style:font-name-complex="Arial" fo:language="es" fo:country="MX"/>
    </style:style>
    <style:style style:name="P248" style:parent-style-name="Standard" style:family="paragraph">
      <style:text-properties style:font-name="Arial" style:font-name-complex="Arial" fo:language="es" fo:country="MX"/>
    </style:style>
    <style:style style:name="P249" style:parent-style-name="Standard" style:family="paragraph">
      <style:text-properties style:font-name="Arial" style:font-name-complex="Arial" fo:language="es" fo:country="MX"/>
    </style:style>
    <style:style style:name="P250" style:parent-style-name="Standard" style:family="paragraph">
      <style:text-properties style:font-name="Arial" style:font-name-complex="Arial" fo:language="es" fo:country="MX"/>
    </style:style>
    <style:style style:name="P251" style:parent-style-name="Standard" style:family="paragraph">
      <style:text-properties style:font-name="Arial" style:font-name-complex="Arial" fo:language="es" fo:country="MX"/>
    </style:style>
    <style:style style:name="P252" style:parent-style-name="Standard" style:family="paragraph">
      <style:text-properties style:font-name="Arial" style:font-name-complex="Arial" fo:language="es" fo:country="MX"/>
    </style:style>
    <style:style style:name="P253" style:parent-style-name="Standard" style:family="paragraph">
      <style:text-properties style:font-name="Arial" style:font-name-complex="Arial" fo:language="es" fo:country="MX"/>
    </style:style>
    <style:style style:name="P254" style:parent-style-name="Standard" style:family="paragraph">
      <style:text-properties style:font-name="Arial" style:font-name-complex="Arial" fo:language="es" fo:country="MX"/>
    </style:style>
    <style:style style:name="P255" style:parent-style-name="Standard" style:family="paragraph">
      <style:text-properties style:font-name="Arial" style:font-name-complex="Arial" fo:language="es" fo:country="MX"/>
    </style:style>
    <style:style style:name="P256" style:parent-style-name="Standard" style:family="paragraph">
      <style:text-properties style:font-name="Arial" style:font-name-complex="Arial" fo:language="es" fo:country="MX"/>
    </style:style>
    <style:style style:name="P257" style:parent-style-name="Standard" style:family="paragraph">
      <style:text-properties style:font-name="Arial" style:font-name-complex="Arial" fo:language="es" fo:country="MX"/>
    </style:style>
    <style:style style:name="P258" style:parent-style-name="Standard" style:family="paragraph">
      <style:text-properties style:font-name="Arial" style:font-name-complex="Arial" fo:language="es" fo:country="MX"/>
    </style:style>
    <style:style style:name="P259" style:parent-style-name="Standard" style:family="paragraph">
      <style:text-properties style:font-name="Arial" style:font-name-complex="Arial" fo:language="es" fo:country="MX"/>
    </style:style>
    <style:style style:name="P260" style:parent-style-name="Standard" style:family="paragraph">
      <style:text-properties style:font-name="Arial" style:font-name-complex="Arial" fo:language="es" fo:country="MX"/>
    </style:style>
    <style:style style:name="P261" style:parent-style-name="Standard" style:family="paragraph">
      <style:text-properties style:font-name="Arial" style:font-name-complex="Arial" fo:language="es" fo:country="MX"/>
    </style:style>
    <style:style style:name="P262" style:parent-style-name="Standard" style:family="paragraph">
      <style:text-properties style:font-name="Arial" style:font-name-complex="Arial" fo:language="es" fo:country="MX"/>
    </style:style>
    <style:style style:name="P263" style:parent-style-name="Standard" style:family="paragraph">
      <style:text-properties style:font-name="Arial" style:font-name-complex="Arial" fo:language="es" fo:country="MX"/>
    </style:style>
    <style:style style:name="P264" style:parent-style-name="Standard" style:family="paragraph">
      <style:text-properties style:font-name="Arial" style:font-name-complex="Arial" fo:language="es" fo:country="MX"/>
    </style:style>
    <style:style style:name="P265" style:parent-style-name="Standard" style:family="paragraph">
      <style:text-properties style:font-name="Arial" style:font-name-complex="Arial" fo:language="es" fo:country="MX"/>
    </style:style>
    <style:style style:name="P266" style:parent-style-name="Standard" style:family="paragraph">
      <style:text-properties style:font-name="Arial" style:font-name-complex="Arial" fo:language="es" fo:country="MX"/>
    </style:style>
    <style:style style:name="P267" style:parent-style-name="Standard" style:family="paragraph">
      <style:text-properties style:font-name="Arial" style:font-name-complex="Arial" fo:language="es" fo:country="MX"/>
    </style:style>
    <style:style style:name="P268" style:parent-style-name="Standard" style:family="paragraph">
      <style:text-properties style:font-name="Arial" style:font-name-complex="Arial" fo:language="es" fo:country="MX"/>
    </style:style>
    <style:style style:name="P269" style:parent-style-name="Standard" style:family="paragraph">
      <style:text-properties style:font-name="Arial" style:font-name-complex="Arial" fo:language="es" fo:country="MX"/>
    </style:style>
    <style:style style:name="P270" style:parent-style-name="Standard" style:family="paragraph">
      <style:text-properties style:font-name="Arial" style:font-name-complex="Arial" fo:language="es" fo:country="MX"/>
    </style:style>
    <style:style style:name="P271" style:parent-style-name="Standard" style:family="paragraph">
      <style:text-properties style:font-name="Arial" style:font-name-complex="Arial" fo:language="es" fo:country="MX"/>
    </style:style>
    <style:style style:name="T272" style:parent-style-name="Fuentedepárrafopredeter." style:family="text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<text:span text:style-name="T36">Profesor</text:span><text:span text:style-name="T37">:</text:span></text:p>
          </table:table-cell>
          <table:table-cell table:style-name="TableCell38">
            <text:p text:style-name="P39"><text:span text:style-name="T40">Alejandro Esteban Pimentel Alarcón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><text:span text:style-name="T47">Fundamentos de programación</text:span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>3</text:p>
          </table:table-cell>
        </table:table-row>
        <table:table-row table:style-name="TableRow54">
          <table:table-cell table:style-name="TableCell55">
            <text:p text:style-name="P56"/>
            <text:p text:style-name="P57">No de<text:s/>Práctica(s):</text:p>
          </table:table-cell>
          <table:table-cell table:style-name="TableCell58">
            <text:p text:style-name="P59">3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>Itzel Erendira Mojica Hernandez<text:s/></text:p>
          </table:table-cell>
        </table:table-row>
        <table:table-row table:style-name="TableRow66">
          <table:table-cell table:style-name="TableCell67">
            <text:p text:style-name="P68">No. de Equipo de cómputo empleado:</text:p>
          </table:table-cell>
          <table:table-cell table:style-name="TableCell69">
            <text:p text:style-name="P70">54</text:p>
          </table:table-cell>
        </table:table-row>
        <table:table-row table:style-name="TableRow71">
          <table:table-cell table:style-name="TableCell72">
            <text:p text:style-name="P73"/>
            <text:p text:style-name="P74">No. de Lista o Brigada:</text:p>
          </table:table-cell>
          <table:table-cell table:style-name="TableCell75">
            <text:p text:style-name="P76">3850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>2020-I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>02/09/19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Observaciones:</text:span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Standard"/>
      <text:p text:style-name="Standard"/>
      <text:p text:style-name="P102"><text:tab/><text:tab/><text:tab/><text:tab/><text:tab/>CALIFICACIÓN: __________</text:p>
      <text:soft-page-break/>
      <text:p text:style-name="P103">Objetivo: Elaborar algoritmos correctos<text:s/>y eficientes en la solución de problemas siguiendo las<text:s/>etapas de Análisis y Diseño pertenecientes<text:s/>al Ciclo de vida del software.</text:p>
      <text:p text:style-name="P104"/>
      <text:p text:style-name="P105">Introducción</text:p>
      <text:p text:style-name="P106">Un problema informático se puede definir como el<text:s/>conjunto de instancias al cual<text:s/>corresponde un conjunto de soluciones, junto con una relación que asocia para cada<text:s/>instancia del problema un subconjunto de soluciones (posiblemente vacío).</text:p>
      <text:p text:style-name="P107">Para poder solucionar un problema nos apoyamos en la Ingeniería de Software que de acuerdo<text:s/>la IEEE se define como “La aplicación de un enfoque sistemático, disciplinado y<text:s/>cuantificable hacia el desarrollo, operación y mantenimiento del software". Por lo que el uso y establecimiento<text:s/>de principios de ingeniería sólidos, son básicos para obtener un software que se<text:s/>económicamente fiable y funcione eficientemente.</text:p>
      <text:p text:style-name="P108">La Ingeniería de Software provee métodos que indican cómo generar software. Estos<text:s/>métodos abarcan una amplia gama de tareas:</text:p>
      <text:list text:style-name="LFO1" text:continue-numbering="true">
        <text:list-item>
          <text:p text:style-name="P109">Planeación y estimación del proyecto.</text:p>
        </text:list-item>
        <text:list-item>
          <text:p text:style-name="P110">Análisis de requerimientos del sistema y software.</text:p>
        </text:list-item>
        <text:list-item>
          <text:p text:style-name="P111">Diseño de la estructura de datos, la arquitectura<text:s/>del programa y el procedimiento<text:s/>algorítmico.</text:p>
        </text:list-item>
        <text:list-item>
          <text:p text:style-name="P112">Codificación.<text:s/>Algoritmo:<text:s/>Un algoritmo es un<text:s/>conjunto ordenado e inequívoco<text:s/>de pasos ejecutables que definen un proceso finito.</text:p>
        </text:list-item>
        <text:list-item>
          <text:p text:style-name="P113">Pruebas y mantenimiento (validación y verificación).</text:p>
        </text:list-item>
      </text:list>
      <text:p text:style-name="P114"/>
      <text:p text:style-name="P115">Definición de necesidades, análisis, diseño, codificación, pruebas, validación, mantenimiento y evolución.</text:p>
      <text:p text:style-name="P116"/>
      <text:p text:style-name="P117">Actividad 1:</text:p>
      <text:p text:style-name="P118"/>
      <text:p text:style-name="P119">Explicar las precondiciones y el conjunto<text:s/>de salidas de los<text:s/>algoritmos para:</text:p>
      <text:list text:style-name="LFO3" text:continue-numbering="true">
        <text:list-item>
          <text:p text:style-name="P120">Pescar</text:p>
        </text:list-item>
        <text:list-item>
          <text:p text:style-name="P121">Lavarse las manos</text:p>
        </text:list-item>
        <text:list-item>
          <text:p text:style-name="P122">Cambiar una llanta</text:p>
        </text:list-item>
        <text:list-item>
          <text:p text:style-name="P123">Convertir un número binario a decimal</text:p>
        </text:list-item>
      </text:list>
      <text:p text:style-name="P124">Actividad 2:</text:p>
      <text:p text:style-name="P125">Desarrollar los algoritmos para:</text:p>
      <text:list text:style-name="LFO4" text:continue-numbering="true">
        <text:list-item>
          <text:p text:style-name="P126">Determinar si un número es positivo o negativo</text:p>
        </text:list-item>
        <text:list-item>
          <text:p text:style-name="P127">Obtener el mayor de dos números diferentes</text:p>
        </text:list-item>
        <text:list-item>
          <text:p text:style-name="P128">Obtener el factorial de un número</text:p>
        </text:list-item>
      </text:list>
      <text:p text:style-name="P129">Actividad 3:<text:s/></text:p>
      <text:p text:style-name="P130">Verificar sus algoritmos anteriores, al "ejecutarlos" paso a paso con<text:s/>los siguientes valores:</text:p>
      <text:p text:style-name="P131">54 , -9, -14, 8, 0</text:p>
      <text:p text:style-name="P132">(4,5), (-9,16), (127,8+4i) , (7,m)</text:p>
      <text:p text:style-name="P133">5 , 9 , 0 , -3</text:p>
      <text:p text:style-name="P134">Actividad 4:</text:p>
      <text:p text:style-name="P135">Desarrollar algoritmos propios de un procesador (asignando<text:s/>registros genéricos) para:</text:p>
      <text:p text:style-name="P136">Cambiar el signo de un número binario</text:p>
      <text:p text:style-name="P137">Hacer una suma larga binaria</text:p>
      <text:p text:style-name="P138"/>
      <text:p text:style-name="P139">Actividad:<text:s/></text:p>
      <text:p text:style-name="P140">Desarrollar algoritmos propios de un procesador (asignando<text:s/>registros genéricos) para:</text:p>
      <text:p text:style-name="P141">Cambiar el signo de un número binario</text:p>
      <text:p text:style-name="P142">Hacer una suma larga binaria</text:p>
      <text:p text:style-name="P143"/>
      <text:p text:style-name="P144">Ejemplo:<text:s/></text:p>
      <text:soft-page-break/>
      <text:p text:style-name="P145">Ingredientes:</text:p>
      <text:list text:style-name="LFO5" text:continue-numbering="true">
        <text:list-item>
          <text:p text:style-name="P146">5 papas (peladas y cortadas en rebanadas de 8mm)</text:p>
        </text:list-item>
        <text:list-item>
          <text:p text:style-name="P147">2 cucharadas de sal</text:p>
        </text:list-item>
        <text:list-item>
          <text:p text:style-name="P148">1 rama de perejil</text:p>
        </text:list-item>
        <text:list-item>
          <text:p text:style-name="P149">3 piezas de chile serrano</text:p>
        </text:list-item>
        <text:list-item>
          <text:p text:style-name="P150">10 piezas de limones (jugo)</text:p>
        </text:list-item>
      </text:list>
      <text:p text:style-name="P151">Instrucciones:</text:p>
      <text:p text:style-name="P152">Poner a cocer en agua las 5 papas<text:s/>peladas y cortadas en rebanadas<text:s/>de 8 mm, con una pizca de sal por 10 minutos</text:p>
      <text:p text:style-name="P153">Mientras se cocen, licuar el jugo de los 10 limones junto con el chile<text:s/>serrano (desvenado y sin semillas). Colar</text:p>
      <text:p text:style-name="P154">Ya que estén cocidas las papas,<text:s/>drenarles el agua con la que se<text:s/>cocieron. Agregar en la olla las papas y el jugo con el chile licuados.</text:p>
      <text:p text:style-name="P155">Poner a fuego medio</text:p>
      <text:p text:style-name="P156">Cocolar en una charola extendida<text:s/>las papas y un poco del caldo-distribuir uniformemente. Poner en gratinador o meter en el<text:s/>horno<text:s/>unos 10 minutos. Sacar y adornar con perejil.</text:p>
      <text:p text:style-name="P157"/>
      <text:p text:style-name="P158">Actividad 1.1: Pescar</text:p>
      <text:list text:style-name="LFO6" text:continue-numbering="true">
        <text:list-item>
          <text:p text:style-name="P159">Caña de pescar</text:p>
        </text:list-item>
        <text:list-item>
          <text:p text:style-name="P160">Lombrices</text:p>
        </text:list-item>
        <text:list-item>
          <text:p text:style-name="P161">Anzuelo</text:p>
        </text:list-item>
      </text:list>
      <text:p text:style-name="P162">Instrucciones:<text:s/></text:p>
      <text:p text:style-name="P163">Ir a un lugar donde se permita pescar, acomodar la caña con el anzuelo y colocar las lombrices.</text:p>
      <text:p text:style-name="P164">Lanzar la caña al agua con la lombriz insertada</text:p>
      <text:p text:style-name="P165">Mantenerlo en el agua por un cierto tiempo hasta sentir que se jala, así se mantiene y entonces instantáneamente <text:s/>tiene que subirlo.</text:p>
      <text:p text:style-name="P166">Lo mantiene arriba con mucha fuerza<text:s/>y sostiene al animal con sus manos.<text:s/></text:p>
      <text:p text:style-name="P167">Lo guarda en un lugar que lo conserve y vuelve a hacer el mismo procedimiento.</text:p>
      <text:p text:style-name="P168"/>
      <text:p text:style-name="P169">Actividad 1.2:</text:p>
      <text:p text:style-name="P170">Lavarse las manos.</text:p>
      <text:p text:style-name="P171"/>
      <text:p text:style-name="P172">Primeramente se tienen que tener sucias las manos.</text:p>
      <text:p text:style-name="P173">Le tienes que hacer jabón antes de mojarlas, se frota el jabón con las dos manos y se talla entre los dedos.</text:p>
      <text:p text:style-name="P174">Después se echan agua y comienzan a enjuagarse hasta que el agua se lleve todo el jabón.</text:p>
      <text:p text:style-name="P175">Al final, se secan las manos con una toalla limpia</text:p>
      <text:p text:style-name="P176"/>
      <text:p text:style-name="P177">Actividad 1.3:</text:p>
      <text:p text:style-name="P178">Cambiar una llanta:</text:p>
      <text:p text:style-name="P179">Para cambiar<text:s/>una llanta se necesita un gato y una llave de cruz.</text:p>
      <text:p text:style-name="P180">Se coloca el gato, bajo la llanta descompuesta, se hace palanca para elevar el vehículo,<text:s/></text:p>
      <text:p text:style-name="Standard"><text:span text:style-name="T181">Colocar la llave de cruz en los b</text:span><text:span text:style-name="T182"><office:annotation office:name="0"><dc:creator>Diana Motserrath Mojica Hernández</dc:creator><dc:date>2019-09-02T23:32:00</dc:date><text:p text:style-name="Textocomentario"/></office:annotation>irlos</text:span><text:span text:style-name="T183"><office:annotation-end office:name="0"/></text:span><text:span text:style-name="T184"><text:s/>y se comienzan a quitar.</text:span></text:p>
      <text:p text:style-name="P185">Al estar afuera los birlos se quita el tapón, se mueve la llanta del rin y se quita.</text:p>
      <text:p text:style-name="P186">Se coloca la nueva llanta, se pone el tapón y luego los birlos.</text:p>
      <text:p text:style-name="P187"/>
      <text:p text:style-name="P188">Actividad 4:</text:p>
      <text:p text:style-name="P189">Convertir un<text:s/>número binario a decimal</text:p>
      <text:p text:style-name="P190">Escribe el número binario y<text:s/>una<text:s/>lista<text:s/>de<text:s/>las potencias de 2 de derecha a izquierda.</text:p>
      <text:p text:style-name="P191">Escribe los dígitos del número binario debajo de sus potencias correspondientes.</text:p>
      <text:p text:style-name="P192">Conecta los dígitos del número binario con sus potencias correspondientes.</text:p>
      <text:p text:style-name="P193">Escribe el valor final de cada potencia de dos.</text:p>
      <text:p text:style-name="P194">Suma los valores finales.</text:p>
      <text:soft-page-break/>
      <text:p text:style-name="P195">Escribe la respuesta junto con el subíndice base.</text:p>
      <text:p text:style-name="P196"/>
      <text:p text:style-name="P197">Actividad 5:</text:p>
      <text:p text:style-name="P198">Determinar si un número es positivo o negativo</text:p>
      <text:p text:style-name="P199">Si tenemos una n y esta es entera.</text:p>
      <text:p text:style-name="P200">Podemos decir que n&gt;0<text:s/>esto corresponde a que n es positiva</text:p>
      <text:p text:style-name="P201">Pero si ponemos n&lt;0 entonces la n es negativa</text:p>
      <text:p text:style-name="P202">Pero también se debe considerar que n es un número neutro</text:p>
      <text:p text:style-name="P203">Otros condiciones para determinar si un número es positivo</text:p>
      <text:p text:style-name="P204">Si número &gt; 0 (Aquí excluimos el 0)</text:p>
      <text:p text:style-name="P205">Si número &gt; -1 (Aquí incluimos el 0)</text:p>
      <text:p text:style-name="P206">Si número &gt;= 1 (Aquí excluimos el 0)</text:p>
      <text:p text:style-name="P207">Otros condicionales para determinar si un número es negativo</text:p>
      <text:p text:style-name="P208">Si número &lt; 0 (Aquí excluimos el 0)</text:p>
      <text:p text:style-name="P209">Si número &lt;= -1 (Aquí excluimos el 0)</text:p>
      <text:p text:style-name="P210">Si número &lt; 1 (Aquí incluimos el 0)</text:p>
      <text:p text:style-name="P211">54 , -9, -14, 8, 0</text:p>
      <text:p text:style-name="P212">N=54: entero</text:p>
      <text:p text:style-name="P213">54&gt;0 positivo</text:p>
      <text:p text:style-name="P214">54&lt;0 negativo</text:p>
      <text:p text:style-name="P215">N=-9</text:p>
      <text:p text:style-name="P216">-9&gt;0 positivo</text:p>
      <text:p text:style-name="P217">-9&lt;0 negativo</text:p>
      <text:p text:style-name="P218">N=-14</text:p>
      <text:p text:style-name="P219">-14&gt;0 positivo</text:p>
      <text:p text:style-name="P220">-14&lt;0 negativo</text:p>
      <text:p text:style-name="P221">N=8</text:p>
      <text:p text:style-name="P222">8&gt;0 positivo</text:p>
      <text:p text:style-name="P223">8&lt;0 negativo</text:p>
      <text:p text:style-name="P224">N=0</text:p>
      <text:p text:style-name="P225">0&lt;0 neutro</text:p>
      <text:p text:style-name="P226">0&gt;0 neutro</text:p>
      <text:p text:style-name="P227"/>
      <text:p text:style-name="P228">Actividad 6:</text:p>
      <text:p text:style-name="P229">Obtener el mayor de dos números diferentes</text:p>
      <text:p text:style-name="P230">NSi<text:s/>el<text:s/>numero<text:s/>1 es mayor<text:s/>(N1&gt;N2) que numero 2 entonces numero1 es el mayor.</text:p>
      <text:p text:style-name="P231">Si no<text:s/>el<text:s/>numero<text:s/>2 es el mayor</text:p>
      <text:p text:style-name="P232">(4,5), (-9,16), (127,8+4i) , (7,m)</text:p>
      <text:p text:style-name="P233">N1= 4</text:p>
      <text:p text:style-name="P234">N2= 5</text:p>
      <text:p text:style-name="P235">4&gt;5 5 es mayor</text:p>
      <text:p text:style-name="P236">N1=-9</text:p>
      <text:p text:style-name="P237">N2=16</text:p>
      <text:p text:style-name="P238">-9&gt;16 16 es mayor</text:p>
      <text:p text:style-name="P239">N1=127</text:p>
      <text:p text:style-name="P240">N2=8+4¡</text:p>
      <text:p text:style-name="P241">127&gt;8+4¡</text:p>
      <text:p text:style-name="P242">N1=7</text:p>
      <text:p text:style-name="P243">N2=m</text:p>
      <text:p text:style-name="P244">7&gt;m</text:p>
      <text:p text:style-name="P245">Actividad 7:</text:p>
      <text:p text:style-name="P246">Obtener el factorial de un número</text:p>
      <text:p text:style-name="P247">La función factorial se representa con un signo de exclamación “!” detrás de un número. Esta exclamación quiere decir que hay que multiplicar todos los números enteros positivos que hay<text:s/><text:soft-page-break/>entre ese número y el 1.</text:p>
      <text:p text:style-name="P248">Entonces se tiene que n!= n1+n2+n3+n4+n5+...+<text:s/>n (veces)</text:p>
      <text:p text:style-name="P249">Tenemos cualquier numero n! que es igual a un n1<text:s/>más<text:s/>un n2<text:s/>más<text:s/>un n3<text:s/>más<text:s/>un n4 y<text:s/>así<text:s/>hasta llegar a las n veces que es el<text:s/>factorial</text:p>
      <text:p text:style-name="P250">5 , 9 , 0 , -3</text:p>
      <text:p text:style-name="P251"/>
      <text:p text:style-name="P252">5!= 1x2x3x4x5=120</text:p>
      <text:p text:style-name="P253">9!= 1x2x3x4x5x6x7x8x9= 362880</text:p>
      <text:p text:style-name="P254">0!=1</text:p>
      <text:p text:style-name="P255">-3!= -3x-2x-1= -6</text:p>
      <text:p text:style-name="P256"/>
      <text:p text:style-name="P257">Actividad 8:</text:p>
      <text:p text:style-name="P258">Cambiar el signo de un número binario</text:p>
      <text:p text:style-name="P259">Para cambiar un número binario de signo positivo a signo negativo</text:p>
      <text:p text:style-name="P260">Se debe tener cualquier numero este se empieza de derecha a izquierda y se conserva todos los números de la derecha si son ceros hasta llegar al primer digito que sea 1, después de esto se cambian de los 0 por 1 y viceversa.</text:p>
      <text:p text:style-name="P261">Al cambiar todo el número debe darnos como resultado cero.</text:p>
      <text:p text:style-name="P262"/>
      <text:p text:style-name="P263">Actividad 9:</text:p>
      <text:p text:style-name="P264">Hacer una suma larga binaria</text:p>
      <text:p text:style-name="P265">Se tienen números binarios para sumarse de cualquier modo se empieza la suma de derecha a izquierda se suman los primeros dos dígitos y al resultado se le suma el siguiente y así sucesivamente.</text:p>
      <text:p text:style-name="P266">Al sumarse se va cambiando de derecha a izquierda y al final se van poniendo los valores que se deben dar.<text:s/></text:p>
      <text:p text:style-name="P267"/>
      <text:p text:style-name="P268"/>
      <text:p text:style-name="P269">Conclusión:</text:p>
      <text:p text:style-name="P270">Para esta práctica se da a conocer el algoritmo como una nueva forma de organizar un proceso, también es un modo de dar a entender los pasos que siguen después de uno inicial y así sucesivamente. Nos dan a entender que cada proceso que se realiza día con día lleva un algoritmo compuesto y podría decirse que predeterminado.</text:p>
      <text:p text:style-name="P271">Para decir que el objetivo se cumplió o no, es muy compleja la respuesta ya que los algoritmos se realizaron pero si se elaboraron algoritmos, fueron eficientes con respecto a los números que nos dieron, también se dio a entender el ciclo que se deben llevar para su implementación en software.</text:p>
      <text:p text:style-name="Standard"><text:span text:style-name="T27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Droid Sans Fallback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Diana Motserrath Mojica Hernández</dc:creator>
    <meta:creation-date>2019-09-03T05:37:00Z</meta:creation-date>
    <dc:date>2019-09-03T05:37:00Z</dc:date>
    <meta:template xlink:href="Normal" xlink:type="simple"/>
    <meta:editing-cycles>2</meta:editing-cycles>
    <meta:editing-duration>PT0S</meta:editing-duration>
    <meta:document-statistic meta:page-count="5" meta:paragraph-count="16" meta:word-count="1253" meta:character-count="8134" meta:row-count="57" meta:non-whitespace-character-count="6897"/>
  </office:meta>
</office:document-meta>
</file>